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565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hững nội dung đã làm </text:p>
          </table:table-cell>
          <table:table-cell office:value-type="string" calcext:value-type="string">
            <text:p>admin : hoàn thiện đến &gt; 80%`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ao diện người dùng 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chủ : +) hoàn thiện các nội dung về hiển thị sách , khóa học , sear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bán sách :hoàn thiện (hiện thị sách , tìm kiếm theo danh mục , tìm kiếm theo thể loại , tìm kiếm theo giá cả )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chi tiêts sách : hoàn thiện hiển thị nội dung và mua bán sách, tương tác giữa khách hàng và ad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khóa học : hoàn thiệ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đề thi ( miễn phí ) : hoàn thiệ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g cá nhân : hoàn thiện 60% ; ( mua khóa học, mua sách , các phiếu giảm giá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đăng ký mua sách , mua khóa học : hoàn thiện 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ác bài thi cần phải mua , và số lần được xem tài liệu thi <text:s/>của mỗi cá nhân ( hoàn thiện )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ển thị nội dung các bài test hoàn thiện 80%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ội dung còn thiếu </text:p>
          </table:table-cell>
          <table:table-cell office:value-type="string" calcext:value-type="string">
            <text:p>phần liên hệ dưới cùng của trang web chưa có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; phần đăng ký để theo dõi trang web có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ặn video , số lần xem vid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ảng xếp hạng nội dung thi ,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áo viên tạo phòng th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ạo quyền cho giáo viên vào ad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nh toán và hình thức thanh toá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1:24:09.219318315</meta:creation-date>
    <dc:date>2017-04-29T02:13:33.708151372</dc:date>
    <meta:editing-duration>PT18M7S</meta:editing-duration>
    <meta:editing-cycles>1</meta:editing-cycles>
    <meta:document-statistic meta:table-count="1" meta:cell-count="20" meta:object-count="0"/>
    <meta:generator>LibreOffice/5.2.2.2$Linux_X86_64 LibreOffice_project/20m0$Build-2</meta:generator>
  </office:meta>
</office:document-meta>
</file>